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Oxygen, Ubuntu, Roboto, Cantarell, 'Fira Sans', 'Droid Sans', 'Helvetica Neue', sans-serif"/>
  </office:font-face-decls>
  <office:automatic-styles>
    <style:style style:name="P1" style:family="paragraph" style:parent-style-name="Standard">
      <style:text-properties officeooo:rsid="001b4666" officeooo:paragraph-rsid="001b4666"/>
    </style:style>
    <style:style style:name="P2" style:family="paragraph" style:parent-style-name="Standard">
      <style:text-properties officeooo:rsid="001b4666" officeooo:paragraph-rsid="001c8219"/>
    </style:style>
    <style:style style:name="P3" style:family="paragraph" style:parent-style-name="Standard">
      <style:text-properties officeooo:rsid="001c8219" officeooo:paragraph-rsid="001dfed6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44444" loext:opacity="100%" style:font-name="apple-system" fo:font-size="10.5pt" fo:letter-spacing="normal" fo:font-style="normal" fo:font-weight="normal" loext:padding="0cm" loext:border="none"/>
    </style:style>
    <style:style style:name="P5" style:family="paragraph" style:parent-style-name="Standard">
      <style:text-properties fo:font-style="normal" officeooo:rsid="001b4666" officeooo:paragraph-rsid="001b4666" style:font-style-asian="normal" style:font-style-complex="normal"/>
    </style:style>
    <style:style style:name="P6" style:family="paragraph" style:parent-style-name="Standard">
      <style:text-properties fo:font-style="normal" officeooo:rsid="001c8219" officeooo:paragraph-rsid="001c8219" style:font-style-asian="normal" style:font-style-complex="normal"/>
    </style:style>
    <style:style style:name="P7" style:family="paragraph" style:parent-style-name="Standard">
      <style:text-properties fo:font-style="normal" officeooo:rsid="001c8219" officeooo:paragraph-rsid="001dfed6" style:font-style-asian="normal" style:font-style-complex="normal"/>
    </style:style>
    <style:style style:name="P8" style:family="paragraph" style:parent-style-name="Standard">
      <style:text-properties fo:font-style="normal" officeooo:rsid="001dfed6" officeooo:paragraph-rsid="001dfed6" style:font-style-asian="normal" style:font-style-complex="normal"/>
    </style:style>
    <style:style style:name="P9" style:family="paragraph" style:parent-style-name="Standard">
      <style:text-properties fo:font-style="normal" officeooo:rsid="001ff5e3" officeooo:paragraph-rsid="001ff5e3" style:font-style-asian="normal" style:font-style-complex="normal"/>
    </style:style>
    <style:style style:name="P10" style:family="paragraph" style:parent-style-name="Standard">
      <style:text-properties officeooo:rsid="002092da" officeooo:paragraph-rsid="002092d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8219" style:font-style-asian="normal" style:font-style-complex="normal"/>
    </style:style>
    <style:style style:name="T4" style:family="text">
      <style:text-properties fo:font-style="normal" officeooo:rsid="001dfed6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HEET-2 Linux Kernel Questions:</text:p>
      <text:p text:style-name="P10"/>
      <text:p text:style-name="P1">1.Folders inside <text:span text:style-name="T1">usr</text:span><text:span text:style-name="T2">/src/linux-headers-*</text:span></text:p>
      <text:p text:style-name="P5">drwxr-xr-x <text:s/>25 root root <text:s/>4096 Aug <text:s/>9 <text:s/>2022 arch</text:p>
      <text:p text:style-name="P5">drwxr-xr-x <text:s text:c="2"/>3 root root <text:s/>4096 Aug <text:s/>9 <text:s/>2022 block</text:p>
      <text:p text:style-name="P5">drwxr-xr-x <text:s text:c="2"/>2 root root <text:s/>4096 Aug <text:s/>9 <text:s/>2022 certs</text:p>
      <text:p text:style-name="P5">drwxr-xr-x <text:s text:c="2"/>4 root root <text:s/>4096 Aug <text:s/>9 <text:s/>2022 crypto</text:p>
      <text:p text:style-name="P5">drwxr-xr-x <text:s/>12 root root <text:s/>4096 Aug <text:s/>9 <text:s/>2022 Documentation</text:p>
      <text:p text:style-name="P5">drwxr-xr-x 138 root root <text:s/>4096 Aug <text:s/>9 <text:s/>2022 drivers</text:p>
      <text:p text:style-name="P5">drwxr-xr-x <text:s/>84 root root <text:s/>4096 Aug <text:s/>9 <text:s/>2022 fs</text:p>
      <text:p text:style-name="P5">drwxr-xr-x <text:s/>29 root root <text:s/>4096 Aug <text:s/>9 <text:s/>2022 include</text:p>
      <text:p text:style-name="P5">drwxr-xr-x <text:s text:c="2"/>2 root root <text:s/>4096 Aug <text:s/>9 <text:s/>2022 init</text:p>
      <text:p text:style-name="P5">drwxr-xr-x <text:s text:c="2"/>2 root root <text:s/>4096 Aug <text:s/>9 <text:s/>2022 ipc</text:p>
      <text:p text:style-name="P5">-rw-r--r-- <text:s text:c="2"/>1 root root <text:s/>1327 Nov <text:s/>1 <text:s/>2021 Kbuild</text:p>
      <text:p text:style-name="P5">-rw-r--r-- <text:s text:c="2"/>1 root root <text:s text:c="2"/>580 Jul 12 <text:s/>2022 Kconfig</text:p>
      <text:p text:style-name="P5">drwxr-xr-x <text:s/>19 root root <text:s/>4096 Aug <text:s/>9 <text:s/>2022 kernel</text:p>
      <text:p text:style-name="P5">drwxr-xr-x <text:s/>21 root root <text:s/>4096 Aug <text:s/>9 <text:s/>2022 lib</text:p>
      <text:p text:style-name="P5">-rw-r--r-- <text:s text:c="2"/>1 root root 65846 Jul 12 <text:s/>2022 Makefile</text:p>
      <text:p text:style-name="P5">drwxr-xr-x <text:s text:c="2"/>5 root root <text:s/>4096 Aug <text:s/>9 <text:s/>2022 mm</text:p>
      <text:p text:style-name="P5">drwxr-xr-x <text:s/>72 root root <text:s/>4096 Aug <text:s/>9 <text:s/>2022 net</text:p>
      <text:p text:style-name="P5">drwxr-xr-x <text:s/>34 root root <text:s/>4096 Aug <text:s/>9 <text:s/>2022 samples</text:p>
      <text:p text:style-name="P5">drwxr-xr-x <text:s/>17 root root <text:s/>4096 Aug <text:s/>9 <text:s/>2022 scripts</text:p>
      <text:p text:style-name="P5">drwxr-xr-x <text:s/>14 root root <text:s/>4096 Aug <text:s/>9 <text:s/>2022 security</text:p>
      <text:p text:style-name="P5">drwxr-xr-x <text:s/>27 root root <text:s/>4096 Aug <text:s/>9 <text:s/>2022 sound</text:p>
      <text:p text:style-name="P5">drwxr-xr-x <text:s/>36 root root <text:s/>4096 Aug <text:s/>9 <text:s/>2022 tools</text:p>
      <text:p text:style-name="P5">drwxr-xr-x <text:s text:c="2"/>4 root root <text:s/>4096 Aug <text:s/>9 <text:s/>2022 ubuntu</text:p>
      <text:p text:style-name="P5">drwxr-xr-x <text:s text:c="2"/>3 root root <text:s/>4096 Aug <text:s/>9 <text:s/>2022 usr</text:p>
      <text:p text:style-name="P5">drwxr-xr-x <text:s text:c="2"/>4 root root <text:s/>4096 Aug <text:s/>9 <text:s/>2022 virt</text:p>
      <text:p text:style-name="P5"/>
      <text:p text:style-name="P5">2. Folders that contain USB driver code</text:p>
      <text:p text:style-name="P5"/>
      <text:p text:style-name="P1"><text:span text:style-name="T3">$cd usr/src/linux-headres-*/</text:span><text:span text:style-name="T2">drivers/usb --&gt; contain all usb related driver folders</text:span></text:p>
      <text:p text:style-name="P5"/>
      <text:p text:style-name="P5">3. Folders that contain Memory Management code</text:p>
      <text:p text:style-name="P5"/>
      <text:p text:style-name="P2"><text:span text:style-name="T3">$cd usr/src/linux-headres-*/</text:span><text:span text:style-name="T2">mm/ --&gt; contains memory management related files </text:span></text:p>
      <text:p text:style-name="P5"/>
      <text:p text:style-name="P5"/>
      <text:p text:style-name="P5">fs/ <text:tab/><text:tab/>--&gt; Filesystem Support <text:line-break/>mm/ <text:tab/><text:tab/>--&gt; Memory aloocation and Paging</text:p>
      <text:p text:style-name="P5">drivers/net/<text:tab/>--&gt; Network inteface driver</text:p>
      <text:p text:style-name="P5">arch/x86<text:tab/>--&gt;x86-specific architecture code</text:p>
      <text:p text:style-name="P5">init/<text:tab/><text:tab/>--&gt; Startup and boot code</text:p>
      <text:p text:style-name="P5"/>
      <text:p text:style-name="P6">3. Makefile Purpose</text:p>
      <text:p text:style-name="P6">--&gt;Makefile is like a set of instructions for building the kernel</text:p>
      <text:p text:style-name="P6">--&gt; Makefile tells the compiler how to turn your .c files into working kernel files</text:p>
      <text:p text:style-name="P6">--&gt; make tool uses Makefile and generates files like .o, .ko, .mod.c, .mod.o, Module.symver and module.order</text:p>
      <text:p text:style-name="P6"/>
      <text:p text:style-name="P6">4. Kconfig:</text:p>
      <text:p text:style-name="P6">--&gt; Kconfig handles the kernel Configuration options </text:p>
      <text:p text:style-name="P6"><text:soft-page-break/>--&gt; It allows the user to customize the kernel by selecting which features, drivers and hardware support to include or exclude during compilation process</text:p>
      <text:p text:style-name="P3"><text:span text:style-name="T2">--&gt; </text:span><text:span text:style-name="T4">Based on choosen options it ensures all necessary dependencies are present in build</text:span></text:p>
      <text:p text:style-name="P7"><text:s/></text:p>
      <text:p text:style-name="P8">5. Linex kernel source devided into many source folders because <text:line-break/>--&gt; to maintain every specific feature in differnt folders for easy understanding</text:p>
      <text:p text:style-name="P8">arch/ - contain Hardware and Architecture specific code</text:p>
      <text:p text:style-name="P8">drivers/ - contain device driver codes</text:p>
      <text:p text:style-name="P8">fs/ - for file systems</text:p>
      <text:p text:style-name="P8">net/ - for networking </text:p>
      <text:p text:style-name="P8">As thousands of developers work on the Linux kernel, a well defined source tree is essential for effective collaboration and allowing different teams to work </text:p>
      <text:p text:style-name="P8"/>
      <text:p text:style-name="P8">6. we can remove the features that are not required for our project by modifying it’s configurations.</text:p>
      <text:p text:style-name="P8">Using make menuconfig command we can modify all the configurations and build the customized .config file </text:p>
      <text:p text:style-name="P8"/>
      <text:p text:style-name="P9">7.</text:p>
      <text:p text:style-name="P9">--&gt; Top level kernel Makefile is highly complex part of kernel’s build System. It managed many dependencies, Configurations, and build rules across various architectures.</text:p>
      <text:p text:style-name="P9">--&gt; Direct modifications make it significantly harder to maintain your kernel code and apply future updates</text:p>
      <text:p text:style-name="P9">--&gt; We can make chnages by changing configurations using menuconfig options which generates .config as per our custom options</text:p>
      <text:p text:style-name="P9"/>
      <text:p text:style-name="P9"/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Oxygen, Ubuntu, Roboto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5:03:31.499126936</meta:creation-date>
    <meta:editing-duration>PT1M48S</meta:editing-duration>
    <meta:editing-cycles>2</meta:editing-cycles>
    <meta:generator>LibreOffice/7.3.7.2$Linux_X86_64 LibreOffice_project/30$Build-2</meta:generator>
    <dc:date>2025-07-30T15:05:15.974380584</dc:date>
    <meta:document-statistic meta:table-count="0" meta:image-count="0" meta:object-count="0" meta:page-count="2" meta:paragraph-count="56" meta:word-count="563" meta:character-count="3364" meta:non-whitespace-character-count="2754"/>
  </office:meta>
</office:document-meta>
</file>